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47.3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eink_anrechn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25"/>
          <table:table-cell office:value-type="string" calcext:value-type="string">
            <text:p>It has been 201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9:29:32.478116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1T19:29:39.859725355</dc:date>
    <meta:editing-duration>PT7M16S</meta:editing-duration>
    <meta:editing-cycles>7</meta:editing-cycles>
    <meta:document-statistic meta:table-count="1" meta:cell-count="1115" meta:object-count="0"/>
  </office:meta>
</office:document-meta>
</file>